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100" calcext:value-type="float">
            <text:p>1110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Գայանե</text:p>
          </table:table-cell>
          <table:table-cell office:value-type="float" office:value="-980" calcext:value-type="float">
            <text:p>-98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370" calcext:value-type="float">
            <text:p>33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Գալուստ</text:p>
          </table:table-cell>
          <table:table-cell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-3560" calcext:value-type="float">
            <text:p>-3560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Գևորգ</text:p>
          </table:table-cell>
          <table:table-cell office:value-type="float" office:value="-3030" calcext:value-type="float">
            <text:p>-3030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formula="of:=SUM([.E5:.E31])" office:value-type="float" office:value="125540" calcext:value-type="float">
            <text:p>12554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table:number-columns-repeated="1021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Գալուստ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formula="of:=SUM([.B34:.B60])" office:value-type="float" office:value="11400" calcext:value-type="float">
            <text:p>11400</text:p>
          </table:table-cell>
          <table:table-cell table:formula="of:=SUM([.C34:.C60])" office:value-type="float" office:value="10318" calcext:value-type="float">
            <text:p>10318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7:11:48.476837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04T18:17:27.210291082</dc:date>
    <meta:editing-duration>P13DT23H55M40S</meta:editing-duration>
    <meta:editing-cycles>3834</meta:editing-cycles>
    <meta:generator>LibreOffice/4.2.8.2$Linux_X86_64 LibreOffice_project/420m0$Build-2</meta:generator>
    <meta:document-statistic meta:table-count="26" meta:cell-count="12305" meta:object-count="0"/>
  </office:meta>
</office:document-meta>
</file>